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0" style:family="drawing-page" style:display-name="s10">
      <style:drawing-page-properties draw:fill="solid" draw:fill-color="#0f3460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07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Pods and Sidecars   (45-6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07 is short but important for students who will use Kubernetes later. Podman pods share a</text:span></text:p>
              <text:p><text:span text:style-name="s6">network namespace, so containers inside a pod reach each other on localhost. The infra container</text:span></text:p>
              <text:p><text:span text:style-name="s6">holds the namespaces. Pods are not required for most Podman workloads — use a user-defined network</text:span></text:p>
              <text:p><text:span text:style-name="s6">instead unless you specifically need localhost sharing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What Is a Podman Pod?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A pod groups containers that share network namespace</text:span></text:p>
            <text:p><text:span text:style-name="s4">Infra container: holds the shared namespaces, always present</text:span></text:p>
            <text:p><text:span text:style-name="s4">All containers share the same IP and port space</text:span></text:p>
            <text:p><text:span text:style-name="s4">Port published on pod -&gt; available to all containers inside</text:span></text:p>
            <text:p><text:span text:style-name="s4">Mirrors the Kubernetes pod concept (same design intent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The infra container shows up in podman ps. Students sometimes try to delete it — remind them it is</text:span></text:p>
              <text:p><text:span text:style-name="s6">infrastructure, not garbage. podman pod rm -f webpod cleans up the pod and all its containers</text:span></text:p>
              <text:p><text:span text:style-name="s6">including the infra container. When to use pods vs networks: use a pod when containers need to</text:span></text:p>
              <text:p><text:span text:style-name="s6">communicate via localhost (e.g., a sidecar logging agent that reads a socket file). Use a user-</text:span></text:p>
              <text:p><text:span text:style-name="s6">defined network for most multi-service stacks — more flexible and easier to reason about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10" draw:master-page-name="Dark">
        <draw:frame draw:style-name="s11" svg:width="23.4cm" svg:height="2.0cm" svg:x="1.0cm" svg:y="0.8cm" presentation:class="title">
          <draw:text-box>
            <text:p><text:span text:style-name="s3">Lab 07: Pod with Debug Sidecar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5">podman pod create --name webpod -p 8080:80</text:span></text:p>
            <text:p><text:span text:style-name="s5">podman run -d --pod webpod --name nginx nginx:stable</text:span></text:p>
            <text:p><text:span text:style-name="s5">podman run -it --rm --pod webpod alpine sh</text:span></text:p>
            <text:p><text:span text:style-name="s4">  Inside sidecar: wget -qO- http://127.0.0.1:80/ | head</text:span></text:p>
            <text:p><text:span text:style-name="s5">podman pod rm -f webpod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Key moment: inside the sidecar container, http://127.0.0.1:80/ resolves to nginx — even though nginx</text:span></text:p>
              <text:p><text:span text:style-name="s6">is a different container. They share localhost because they share the network namespace. This is the</text:span></text:p>
              <text:p><text:span text:style-name="s6">sidecar pattern: attach a debug container to a running pod without exposing new ports, without</text:span></text:p>
              <text:p><text:span text:style-name="s6">modifying the main container. Practical use: attach a busybox or alpine sidecar to a pod to run</text:span></text:p>
              <text:p><text:span text:style-name="s6">netstat or dump environment variables when debugging without restarting the main service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